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5A000000B0719D3031661B3DE9.png" manifest:media-type="image/png"/>
  <manifest:file-entry manifest:full-path="Pictures/1000000000000462000000D8B40CE8BD200734D5.png" manifest:media-type="image/png"/>
  <manifest:file-entry manifest:full-path="Pictures/100000000000044F00000095A9D7842645A72A6B.png" manifest:media-type="image/png"/>
  <manifest:file-entry manifest:full-path="Pictures/100000000000045C00000206597F82281B5EB356.png" manifest:media-type="image/png"/>
  <manifest:file-entry manifest:full-path="Pictures/100000000000044E000000DADBE448C43D2622CF.png" manifest:media-type="image/png"/>
  <manifest:file-entry manifest:full-path="Pictures/100000000000045400000205933966934FB62CC5.png" manifest:media-type="image/png"/>
  <manifest:file-entry manifest:full-path="Pictures/1000000000000443000001E43ED0034C2A2BA510.png" manifest:media-type="image/png"/>
  <manifest:file-entry manifest:full-path="Pictures/100000000000041C00000147B97984E6E9D4709E.png" manifest:media-type="image/png"/>
  <manifest:file-entry manifest:full-path="Pictures/100000000000044E000000D981A97F0229449A7B.png" manifest:media-type="image/png"/>
  <manifest:file-entry manifest:full-path="Pictures/10000000000003B80000018B2854336F43275FA1.png" manifest:media-type="image/png"/>
  <manifest:file-entry manifest:full-path="Pictures/1000000000000454000001E7DE655FF7E2BB06B8.png" manifest:media-type="image/png"/>
  <manifest:file-entry manifest:full-path="Pictures/100000000000045F000000B496DC783FFFE2FF1D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034c6" officeooo:paragraph-rsid="000034c6"/>
    </style:style>
    <style:style style:name="P2" style:family="paragraph" style:parent-style-name="Standard">
      <style:text-properties officeooo:rsid="0000f1f7" officeooo:paragraph-rsid="0000f1f7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e Les -9 </text:p>
      <text:p text:style-name="P1"><draw:frame draw:style-name="fr1" draw:name="Figura1" text:anchor-type="paragraph" svg:width="17cm" svg:height="2.685cm" draw:z-index="0"><draw:image xlink:href="Pictures/100000000000045A000000B0719D3031661B3DE9.png" xlink:type="simple" xlink:show="embed" xlink:actuate="onLoad"/></draw:frame></text:p>
      <text:p text:style-name="P1"><draw:frame draw:style-name="fr1" draw:name="Figura2" text:anchor-type="paragraph" svg:width="17cm" svg:height="2.295cm" draw:z-index="1"><draw:image xlink:href="Pictures/100000000000044F00000095A9D7842645A72A6B.png" xlink:type="simple" xlink:show="embed" xlink:actuate="onLoad"/></draw:frame></text:p>
      <text:p text:style-name="P1"><draw:frame draw:style-name="fr1" draw:name="Figura3" text:anchor-type="paragraph" svg:width="17cm" svg:height="3.272cm" draw:z-index="2"><draw:image xlink:href="Pictures/1000000000000462000000D8B40CE8BD200734D5.png" xlink:type="simple" xlink:show="embed" xlink:actuate="onLoad"/></draw:frame></text:p>
      <text:p text:style-name="P1"><draw:frame draw:style-name="fr1" draw:name="Figura4" text:anchor-type="paragraph" svg:width="17cm" svg:height="3.362cm" draw:z-index="3"><draw:image xlink:href="Pictures/100000000000044E000000DADBE448C43D2622CF.png" xlink:type="simple" xlink:show="embed" xlink:actuate="onLoad"/></draw:frame></text:p>
      <text:p text:style-name="P1"><draw:frame draw:style-name="fr1" draw:name="Figura5" text:anchor-type="paragraph" svg:width="17cm" svg:height="7.932cm" draw:z-index="4"><draw:image xlink:href="Pictures/100000000000045400000205933966934FB62CC5.png" xlink:type="simple" xlink:show="embed" xlink:actuate="onLoad"/></draw:frame></text:p>
      <text:p text:style-name="P1"><draw:frame draw:style-name="fr2" draw:name="Figura6" text:anchor-type="paragraph" svg:width="17cm" svg:height="5.283cm" draw:z-index="5"><draw:image xlink:href="Pictures/100000000000041C00000147B97984E6E9D4709E.png" xlink:type="simple" xlink:show="embed" xlink:actuate="onLoad"/></draw:frame><text:soft-page-break/></text:p>
      <text:p text:style-name="P2">Alterar outro código de rastreabilidade</text:p>
      <text:p text:style-name="P2"><draw:frame draw:style-name="fr1" draw:name="Figura7" text:anchor-type="paragraph" svg:width="17cm" svg:height="7.89cm" draw:z-index="6"><draw:image xlink:href="Pictures/100000000000045C00000206597F82281B5EB356.png" xlink:type="simple" xlink:show="embed" xlink:actuate="onLoad"/></draw:frame></text:p>
      <text:p text:style-name="P2"><draw:frame draw:style-name="fr1" draw:name="Figura8" text:anchor-type="paragraph" svg:width="17cm" svg:height="7.541cm" draw:z-index="7"><draw:image xlink:href="Pictures/1000000000000443000001E43ED0034C2A2BA510.png" xlink:type="simple" xlink:show="embed" xlink:actuate="onLoad"/></draw:frame></text:p>
      <text:p text:style-name="P2"><draw:frame draw:style-name="fr2" draw:name="Figura9" text:anchor-type="paragraph" svg:width="17cm" svg:height="7.052cm" draw:z-index="8"><draw:image xlink:href="Pictures/10000000000003B80000018B2854336F43275FA1.png" xlink:type="simple" xlink:show="embed" xlink:actuate="onLoad"/></draw:frame></text:p>
      <text:p text:style-name="P2"><draw:frame draw:style-name="fr1" draw:name="Figura10" text:anchor-type="paragraph" svg:width="17cm" svg:height="7.472cm" draw:z-index="9"><draw:image xlink:href="Pictures/1000000000000454000001E7DE655FF7E2BB06B8.png" xlink:type="simple" xlink:show="embed" xlink:actuate="onLoad"/></draw:frame><text:soft-page-break/></text:p>
      <text:p text:style-name="P2"><draw:frame draw:style-name="fr1" draw:name="Figura11" text:anchor-type="paragraph" svg:width="17cm" svg:height="3.346cm" draw:z-index="10"><draw:image xlink:href="Pictures/100000000000044E000000D981A97F0229449A7B.png" xlink:type="simple" xlink:show="embed" xlink:actuate="onLoad"/></draw:frame></text:p>
      <text:p text:style-name="P2"><draw:frame draw:style-name="fr1" draw:name="Figura12" text:anchor-type="paragraph" svg:width="17cm" svg:height="2.734cm" draw:z-index="11"><draw:image xlink:href="Pictures/100000000000045F000000B496DC783FFFE2FF1D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6T16:28:36.925000000</meta:creation-date>
    <dc:date>2018-03-06T16:58:41.235000000</dc:date>
    <meta:editing-duration>PT9M33S</meta:editing-duration>
    <meta:editing-cycles>1</meta:editing-cycles>
    <meta:document-statistic meta:table-count="0" meta:image-count="12" meta:object-count="0" meta:page-count="3" meta:paragraph-count="2" meta:word-count="8" meta:character-count="52" meta:non-whitespace-character-count="45"/>
    <meta:generator>LibreOffice/5.1.4.2$Windows_x86 LibreOffice_project/f99d75f39f1c57ebdd7ffc5f42867c12031db97a</meta:generator>
  </office:meta>
</office:document-meta>
</file>